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tyl_20_šipky_20_1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family="Arial" style:font-style-name="obyčejné" fo:font-size="13pt" style:font-family-asian="Arial" style:font-style-name-asian="obyčejné" style:font-size-asian="13pt" style:font-family-complex="Arial" style:font-style-name-complex="obyčejné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2.7cm" svg:height="2.5cm" svg:x="10.5cm" svg:y="1.5cm">
          <text:p text:style-name="P1"><text:span text:style-name="T1">Funkce: </text:span></text:p>
          <text:p text:style-name="P1"><text:span text:style-name="T1">Spinning</text:span></text:p>
          <text:p text:style-name="P1"><text:span text:style-name="T1">Eag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6.7cm" svg:height="3.2cm" svg:x="8.5cm" svg:y="4.6cm">
          <text:p text:style-name="P1"><text:span text:style-name="T1">Jsou projité </text:span></text:p>
          <text:p text:style-name="P1"><text:span text:style-name="T1">všechny rezistor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6.7cm" svg:height="3.2cm" svg:x="8.5cm" svg:y="8.5cm">
          <text:p text:style-name="P1"><text:span text:style-name="T1">Jsou projité všechny</text:span></text:p>
          <text:p text:style-name="P1"><text:span text:style-name="T1">možné poloměr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6.5cm" svg:height="1.6cm" svg:x="8.6cm" svg:y="16.525cm">
          <text:p text:style-name="P1"><text:span text:style-name="T1">Zkus umístit popisek na kružnici </text:span></text:p>
          <text:p text:style-name="P1"><text:span text:style-name="T1">kolem středu rezistoru o </text:span></text:p>
          <text:p text:style-name="P1"><text:span text:style-name="T1">aktuálním poloměru a úhlu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6.7cm" svg:height="3.4cm" svg:x="8.5cm" svg:y="12.4cm">
          <text:p text:style-name="P1"><text:span text:style-name="T1">Jsou projité všechny</text:span></text:p>
          <text:p text:style-name="P1"><text:span text:style-name="T1">úhly od 270</text:span><text:span text:style-name="T2">°</text:span><text:span text:style-name="T1"> do </text:span></text:p>
          <text:p text:style-name="P1"><text:span text:style-name="T1">(270</text:span><text:span text:style-name="T2">°</text:span><text:span text:style-name="T1">+360</text:span><text:span text:style-name="T2">°</text:span><text:span text:style-name="T1">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s" svg:x1="11.85cm" svg:y1="4cm" svg:x2="11.85cm" svg:y2="4.6cm" draw:start-shape="id1" draw:start-glue-point="8" draw:end-shape="id2" draw:end-glue-point="4" svg:d="m11850 4000v502-403 501" svg:viewBox="0 0 1 601">
          <text:p/>
        </draw:connector>
        <draw:custom-shape draw:style-name="gr1" draw:text-style-name="P2" xml:id="id8" draw:id="id8" draw:layer="layout" svg:width="6.5cm" svg:height="1.6cm" svg:x="1.62cm" svg:y="16.5cm">
          <text:p text:style-name="P1"><text:span text:style-name="T1">Ulož si pozici popisk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.7cm" svg:height="2.5cm" svg:x="18.231cm" svg:y="22.725cm">
          <text:p text:style-name="P1"><text:span text:style-name="T1">Vrať </text:span></text:p>
          <text:p text:style-name="P1"><text:span text:style-name="T1">seznam s</text:span></text:p>
          <text:p text:style-name="P1"><text:span text:style-name="T1">rezistor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5.2cm" svg:y1="6.2cm" svg:x2="19.581cm" svg:y2="22.725cm" draw:start-shape="id2" draw:start-glue-point="7" draw:end-shape="id3" draw:end-glue-point="4" svg:d="m15200 6200h4381v16525" svg:viewBox="0 0 4382 16526">
          <text:p/>
        </draw:connector>
        <draw:frame draw:style-name="gr4" draw:text-style-name="P3" draw:layer="layout" svg:width="1.315cm" svg:height="0.759cm" svg:x="15.1cm" svg:y="5.541cm">
          <draw:text-box>
            <text:p><text:span text:style-name="T1">Ano</text:span></text:p>
          </draw:text-box>
        </draw:frame>
        <draw:frame draw:style-name="gr4" draw:text-style-name="P3" draw:layer="layout" svg:width="1.315cm" svg:height="0.759cm" svg:x="7.3cm" svg:y="13.441cm">
          <draw:text-box>
            <text:p><text:span text:style-name="T1">Ano</text:span></text:p>
          </draw:text-box>
        </draw:frame>
        <draw:frame draw:style-name="gr4" draw:text-style-name="P3" draw:layer="layout" svg:width="1.315cm" svg:height="0.759cm" svg:x="7.3cm" svg:y="20.141cm">
          <draw:text-box>
            <text:p><text:span text:style-name="T1">Ano</text:span></text:p>
          </draw:text-box>
        </draw:frame>
        <draw:frame draw:style-name="gr4" draw:text-style-name="P3" draw:layer="layout" svg:width="1.086cm" svg:height="0.759cm" svg:x="11.8cm" svg:y="15.7cm">
          <draw:text-box>
            <text:p><text:span text:style-name="T1">Ne</text:span></text:p>
          </draw:text-box>
        </draw:frame>
        <draw:frame draw:style-name="gr4" draw:text-style-name="P3" draw:layer="layout" svg:width="1.086cm" svg:height="0.759cm" svg:x="15.1cm" svg:y="20.1cm">
          <draw:text-box>
            <text:p><text:span text:style-name="T1">Ne</text:span></text:p>
          </draw:text-box>
        </draw:frame>
        <draw:custom-shape draw:style-name="gr1" draw:text-style-name="P2" xml:id="id7" draw:id="id7" draw:layer="layout" svg:width="6.7cm" svg:height="4cm" svg:x="8.5cm" svg:y="18.793cm">
          <text:p text:style-name="P1"><text:span text:style-name="T1">Lze na toto místo </text:span></text:p>
          <text:p text:style-name="P1"><text:span text:style-name="T1">umístit popisek bez </text:span></text:p>
          <text:p text:style-name="P1"><text:span text:style-name="T1">překrytí jiného objektu? 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9" draw:id="id9" draw:layer="layout" svg:width="6.5cm" svg:height="1.6cm" svg:x="8.6cm" svg:y="23.3cm">
          <text:p text:style-name="P1"><text:span text:style-name="T1">Umísti popisek přes rezis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85cm" svg:y1="7.8cm" svg:x2="11.85cm" svg:y2="8.5cm" draw:start-shape="id2" draw:start-glue-point="6" draw:end-shape="id4" draw:end-glue-point="4" svg:d="m11850 7800v700" svg:viewBox="0 0 1 701">
          <text:p/>
        </draw:connector>
        <draw:connector draw:style-name="gr2" draw:text-style-name="P1" draw:layer="layout" svg:x1="11.85cm" svg:y1="11.7cm" svg:x2="11.85cm" svg:y2="12.4cm" draw:start-shape="id4" draw:start-glue-point="6" draw:end-shape="id5" draw:end-glue-point="4" svg:d="m11850 11700v700" svg:viewBox="0 0 1 701">
          <text:p/>
        </draw:connector>
        <draw:connector draw:style-name="gr2" draw:text-style-name="P1" draw:layer="layout" svg:x1="11.85cm" svg:y1="15.8cm" svg:x2="11.85cm" svg:y2="16.525cm" draw:start-shape="id5" draw:start-glue-point="6" draw:end-shape="id6" draw:end-glue-point="4" svg:d="m11850 15800v725" svg:viewBox="0 0 1 726">
          <text:p/>
        </draw:connector>
        <draw:connector draw:style-name="gr2" draw:text-style-name="P1" draw:layer="layout" svg:x1="11.85cm" svg:y1="18.125cm" svg:x2="11.85cm" svg:y2="18.793cm" draw:start-shape="id6" draw:start-glue-point="6" draw:end-shape="id7" draw:end-glue-point="4" svg:d="m11850 18125v668" svg:viewBox="0 0 1 669">
          <text:p/>
        </draw:connector>
        <draw:connector draw:style-name="gr3" draw:text-style-name="P1" xml:id="id10" draw:id="id10" draw:layer="layout" svg:x1="8.5cm" svg:y1="20.793cm" svg:x2="4.87cm" svg:y2="18.1cm" draw:start-shape="id7" draw:start-glue-point="5" draw:end-shape="id8" svg:d="m8500 20793h-3630v-2693" svg:viewBox="0 0 3631 2694">
          <text:p/>
        </draw:connector>
        <draw:connector draw:style-name="gr3" draw:text-style-name="P1" draw:layer="layout" svg:x1="8.6cm" svg:y1="24.1cm" svg:x2="4.87cm" svg:y2="20.793cm" draw:start-shape="id9" draw:start-glue-point="5" draw:end-shape="id10" draw:end-glue-point="0" svg:d="m8600 24100h-3730v-3307" svg:viewBox="0 0 3731 3308">
          <text:p/>
        </draw:connector>
        <draw:connector draw:style-name="gr3" draw:text-style-name="P1" draw:layer="layout" svg:x1="4.87cm" svg:y1="16.5cm" svg:x2="8.5cm" svg:y2="6.2cm" draw:start-shape="id8" draw:start-glue-point="4" draw:end-shape="id2" draw:end-glue-point="5" svg:d="m4870 16500v-10300h3630" svg:viewBox="0 0 3631 10301">
          <text:p/>
        </draw:connector>
        <draw:connector draw:style-name="gr3" draw:text-style-name="P1" draw:layer="layout" draw:line-skew="-1.199cm" svg:x1="8.5cm" svg:y1="14.1cm" svg:x2="8.5cm" svg:y2="10.1cm" draw:start-shape="id5" draw:start-glue-point="5" draw:end-shape="id4" draw:end-glue-point="5" svg:d="m8500 14100h-1700v-4000h1700" svg:viewBox="0 0 1701 4001">
          <text:p/>
        </draw:connector>
        <draw:connector draw:style-name="gr3" draw:text-style-name="P1" draw:layer="layout" draw:line-skew="0.598cm" svg:x1="15.2cm" svg:y1="20.793cm" svg:x2="15.2cm" svg:y2="14.1cm" draw:start-shape="id7" draw:start-glue-point="7" draw:end-shape="id5" draw:end-glue-point="7" svg:d="m15200 20793h1100v-6693h-1100" svg:viewBox="0 0 1101 6694">
          <text:p/>
        </draw:connector>
        <draw:connector draw:style-name="gr3" draw:text-style-name="P1" draw:layer="layout" draw:line-skew="2.298cm" svg:x1="15.2cm" svg:y1="10.1cm" svg:x2="15.1cm" svg:y2="24.1cm" draw:start-shape="id4" draw:start-glue-point="7" draw:end-shape="id9" draw:end-glue-point="7" svg:d="m15200 10100h2800v14000h-2900" svg:viewBox="0 0 2901 14001">
          <text:p/>
        </draw:connector>
        <draw:frame draw:style-name="gr4" draw:text-style-name="P3" draw:layer="layout" svg:width="1.086cm" svg:height="0.759cm" svg:x="11.814cm" svg:y="11.641cm">
          <draw:text-box>
            <text:p><text:span text:style-name="T1">Ne</text:span></text:p>
          </draw:text-box>
        </draw:frame>
        <draw:frame draw:style-name="gr4" draw:text-style-name="P3" draw:layer="layout" svg:width="1.086cm" svg:height="0.759cm" svg:x="11.814cm" svg:y="7.741cm">
          <draw:text-box>
            <text:p><text:span text:style-name="T1">Ne</text:span></text:p>
          </draw:text-box>
        </draw:frame>
        <draw:frame draw:style-name="gr4" draw:text-style-name="P3" draw:layer="layout" svg:width="1.315cm" svg:height="0.759cm" svg:x="15.1cm" svg:y="9.4cm">
          <draw:text-box>
            <text:p><text:span text:style-name="T1">A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tyl_20_šipky_20_1" draw:display-name="Styl šipky 1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11:30:07.07</meta:creation-date>
    <meta:generator>LibreOffice/4.0.2.2$Windows_x86 LibreOffice_project/4c82dcdd6efcd48b1d8bba66bfe1989deee49c3</meta:generator>
    <dc:date>2013-05-08T12:42:47.97</dc:date>
    <meta:editing-duration>PT3M36S</meta:editing-duration>
    <meta:editing-cycles>4</meta:editing-cycles>
    <meta:document-statistic meta:object-count="29"/>
  </office:meta>
</office:document-meta>
</file>